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1" style:family="table-cell" style:parent-style-name="Default" style:data-style-name="N36"/>
    <style:style style:name="ce22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F35"/>
    </style:style>
    <style:style style:name="ce27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0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30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 table:style-name="ce2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0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0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0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 table:style-name="ce2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30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table:style-name="ce2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3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0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table:style-name="ce2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0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 table:style-name="ce28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30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0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3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 table:style-name="ce28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30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0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0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table:style-name="ce28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30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6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26" office:value-type="float" office:value="11" calcext:value-type="float">
            <text:p>11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30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/>
          <table:table-cell table:style-name="ce26"/>
          <table:table-cell table:style-name="ce28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30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30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0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30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75">
          <table:table-cell table:number-columns-repeated="4"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F35"/>
          </calcext:conditional-format>
        </calcext:conditional-formats>
      </table:table>
      <table:table table:name="2017-2018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0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0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0" table:formula="of:=COUNTIF([.D5:.L5];IF([.N5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 table:style-name="ce2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0" table:formula="of:=COUNTIF([.D6:.L6];IF([.N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 table:style-name="ce28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30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3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0" table:formula="of:=COUNTIF([.D11:.L11];IF([.N11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2" calcext:value-type="date">
            <text:p>22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0" table:formula="of:=COUNTIF([.D12:.L12];IF([.N1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table:style-name="ce28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30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0" table:formula="of:=COUNTIF([.D14:.L14];IF([.N1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8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3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30" table:formula="of:=COUNTIF([.D16:.L16];IF([.N1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0" table:formula="of:=COUNTIF([.D17:.L17];IF([.N1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table:style-name="ce2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table:style-name="ce2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0" table:formula="of:=COUNTIF([.D19:.L19];IF([.N1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1"/>
          <table:table-cell table:style-name="ce28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30" table:formula="of:=COUNTIF([.D20:.L20];IF([.N20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23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30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3-05" calcext:value-type="date">
            <text:p>05.03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table:style-name="ce28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30" table:formula="of:=COUNTIF([.D22:.L22];IF([.N2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4-05" calcext:value-type="date">
            <text:p>05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 table:style-name="ce28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30" table:formula="of:=COUNTIF([.D23:.L23];IF([.N2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 table:style-name="ce28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0" table:formula="of:=COUNTIF([.D24:.L24];IF([.N2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12" calcext:value-type="float">
            <text:p>12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30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4-11" calcext:value-type="date">
            <text:p>11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table:style-name="ce28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30" table:formula="of:=COUNTIF([.D26:.L26];IF([.N26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4-17" calcext:value-type="date">
            <text:p>17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8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30" table:formula="of:=COUNTIF([.D27:.L27];IF([.N2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17" calcext:value-type="date">
            <text:p>17.04.2018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style-name="ce11"/>
          <table:table-cell table:style-name="ce28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30" table:formula="of:=COUNTIF([.D28:.L28];IF([.N2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72">
          <table:table-cell table:number-columns-repeated="4"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7-2018'.E21:'2017-2018'.E100 '2017-2018'.G2:'2017-2018'.G100 '2017-2018'.I2:'2017-2018'.I100 '2017-2018'.K2:'2017-2018'.K100 '2017-2018'.M2:'2017-2018'.M100 '2017-2018'.E2:'2017-2018'.E19">
            <calcext:condition calcext:apply-style-name="Verlaengerung" calcext:value="&gt;=10" calcext:base-cell-address="'2017-2018'.E2"/>
          </calcext:conditional-format>
          <calcext:conditional-format calcext:target-range-address="'2017-2018'.E20:'2017-2018'.E20">
            <calcext:condition calcext:apply-style-name="Verlaengerung" calcext:value="&gt;=10" calcext:base-cell-address="'2017-2018'.E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.00.0000</text:date>, <text:time style:data-style-name="N2" text:time-value="08:46:54.10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14</meta:editing-cycles>
    <meta:editing-duration>PT5H5M14S</meta:editing-duration>
    <dc:title>Saison Ekkart</dc:title>
    <dc:date>2018-04-20T08:48:34.783000000</dc:date>
    <meta:generator>LibreOffice/5.4.2.2$Windows_X86_64 LibreOffice_project/22b09f6418e8c2d508a9eaf86b2399209b0990f4</meta:generator>
    <dc:creator>Ekkart Kleinod</dc:creator>
    <meta:document-statistic meta:table-count="2" meta:cell-count="707" meta:object-count="0"/>
  </office:meta>
</office:document-meta>
</file>